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DBA000058FE453FE97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19.461cm" draw:z-index="0"><draw:image xlink:href="Pictures/2000000700004DBA000058FE453FE97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11$Win32 OpenOffice.org_project/4111m1$Build-9808</meta:generator>
    <dc:date>2022-06-12T15:45:30.93</dc: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